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e" style:master-page-name="MP0" style:family="paragraph">
      <style:paragraph-properties fo:widows="2" fo:orphans="2" fo:break-before="page" fo:text-align="justify" style:vertical-align="auto" fo:margin-top="0.0694in" fo:margin-bottom="0.0694in" fo:background-color="#FFFFFF"/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8pt" style:font-size-asian="18pt" style:font-size-complex="18pt" fo:language="it" fo:country="IT" style:language-asian="it" style:country-asian="IT" style:language-complex="ar" style:country-complex="SA" fo:hyphenate="true"/>
    </style:style>
    <style:style style:name="P2" style:parent-style-name="Normale" style:family="paragraph">
      <style:paragraph-properties fo:widows="2" fo:orphans="2" fo:text-align="justify" style:vertical-align="auto" fo:margin-bottom="0.2083in" fo:background-color="#FFFFFF"/>
      <style:text-properties style:font-name="Segoe UI" style:font-name-asian="Times New Roman" style:font-name-complex="Segoe UI" fo:color="#0D0D0D" style:letter-kerning="false" fo:language="it" fo:country="IT" style:language-asian="it" style:country-asian="IT" style:language-complex="ar" style:country-complex="SA" fo:hyphenate="true"/>
    </style:style>
    <style:style style:name="P3" style:parent-style-name="Titolo2" style:family="paragraph">
      <style:paragraph-properties fo:text-align="justify" fo:background-color="#FFFFFF"/>
      <style:text-properties style:font-name="Segoe UI" style:font-name-complex="Segoe UI" fo:color="#0D0D0D"/>
    </style:style>
    <style:style style:name="P4" style:parent-style-name="Titolo3" style:family="paragraph">
      <style:paragraph-properties fo:text-align="justify" fo:background-color="#FFFFFF"/>
      <style:text-properties style:font-name="Segoe UI" style:font-name-complex="Segoe UI" fo:color="#0D0D0D" fo:font-size="15pt" style:font-size-asian="15pt" style:font-size-complex="15pt"/>
    </style:style>
    <style:style style:name="P5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6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7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8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9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10" style:parent-style-name="Titolo3" style:family="paragraph">
      <style:paragraph-properties fo:text-align="justify" fo:background-color="#FFFFFF"/>
      <style:text-properties style:font-name="Segoe UI" style:font-name-complex="Segoe UI" fo:color="#0D0D0D" fo:font-size="15pt" style:font-size-asian="15pt" style:font-size-complex="15pt"/>
    </style:style>
    <style:style style:name="P11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12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13" style:parent-style-name="Titolo3" style:family="paragraph">
      <style:paragraph-properties fo:text-align="justify" fo:background-color="#FFFFFF"/>
      <style:text-properties style:font-name="Segoe UI" style:font-name-complex="Segoe UI" fo:color="#0D0D0D" fo:font-size="15pt" style:font-size-asian="15pt" style:font-size-complex="15pt"/>
    </style:style>
    <style:style style:name="P14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15" style:parent-style-name="Titolo3" style:family="paragraph">
      <style:paragraph-properties fo:text-align="justify" fo:background-color="#FFFFFF"/>
      <style:text-properties style:font-name="Segoe UI" style:font-name-complex="Segoe UI" fo:color="#0D0D0D" fo:font-size="15pt" style:font-size-asian="15pt" style:font-size-complex="15pt"/>
    </style:style>
    <style:style style:name="P16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17" style:parent-style-name="Titolo3" style:family="paragraph">
      <style:paragraph-properties fo:text-align="justify" fo:background-color="#FFFFFF"/>
      <style:text-properties style:font-name="Segoe UI" style:font-name-complex="Segoe UI" fo:color="#0D0D0D" fo:font-size="15pt" style:font-size-asian="15pt" style:font-size-complex="15pt"/>
    </style:style>
    <style:style style:name="P18" style:parent-style-name="Normale" style:family="paragraph">
      <style:paragraph-properties fo:widows="2" fo:orphans="2" fo:text-align="justify" style:vertical-align="auto" fo:background-color="#FFFFFF"/>
      <style:text-properties fo:hyphenate="true"/>
    </style:style>
    <style:style style:name="T19" style:parent-style-name="Car.predefinitoparagrafo" style:family="text">
      <style:text-properties style:font-name="Segoe UI" style:font-name-complex="Segoe UI" fo:color="#0D0D0D"/>
    </style:style>
    <style:style style:name="P20" style:parent-style-name="Titolo3" style:family="paragraph">
      <style:paragraph-properties fo:text-align="justify" fo:background-color="#FFFFFF"/>
      <style:text-properties style:font-name="Segoe UI" style:font-name-complex="Segoe UI" fo:color="#0D0D0D" fo:font-size="15pt" style:font-size-asian="15pt" style:font-size-complex="15pt"/>
    </style:style>
    <style:style style:name="P21" style:parent-style-name="Titolo4" style:family="paragraph">
      <style:paragraph-properties fo:text-align="justify" fo:background-color="#FFFFFF"/>
      <style:text-properties style:font-name="Segoe UI" style:font-name-complex="Segoe UI" fo:color="#0D0D0D"/>
    </style:style>
    <style:style style:name="P22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23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24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25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26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27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28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29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30" style:parent-style-name="Titolo4" style:family="paragraph">
      <style:paragraph-properties fo:text-align="justify" fo:background-color="#FFFFFF"/>
      <style:text-properties style:font-name="Segoe UI" style:font-name-complex="Segoe UI" fo:color="#0D0D0D"/>
    </style:style>
    <style:style style:name="P31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32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33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34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35" style:parent-style-name="Titolo4" style:family="paragraph">
      <style:paragraph-properties fo:text-align="justify" fo:background-color="#FFFFFF"/>
      <style:text-properties style:font-name="Segoe UI" style:font-name-complex="Segoe UI" fo:color="#0D0D0D"/>
    </style:style>
    <style:style style:name="P36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37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38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39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40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41" style:parent-style-name="Titolo4" style:family="paragraph">
      <style:paragraph-properties fo:text-align="justify" fo:background-color="#FFFFFF"/>
      <style:text-properties style:font-name="Segoe UI" style:font-name-complex="Segoe UI" fo:color="#0D0D0D"/>
    </style:style>
    <style:style style:name="P42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43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44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45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46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47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48" style:parent-style-name="Normale" style:family="paragraph">
      <style:paragraph-properties fo:widows="2" fo:orphans="2" fo:text-align="justify" style:vertical-align="auto" fo:background-color="#FFFFFF"/>
      <style:text-properties style:font-name="Segoe UI" style:font-name-complex="Segoe UI" fo:color="#0D0D0D" fo:hyphenate="true"/>
    </style:style>
    <style:style style:name="P49" style:parent-style-name="Normale" style:family="paragraph">
      <style:paragraph-properties fo:widows="2" fo:orphans="2" fo:text-align="justify" style:vertical-align="auto" fo:margin-left="0.25in" fo:background-color="#FFFFFF">
        <style:tab-stops/>
      </style:paragraph-properties>
      <style:text-properties style:font-name="Segoe UI" style:font-name-complex="Segoe UI" fo:color="#0D0D0D" fo:hyphenate="true"/>
    </style:style>
  </office:automatic-styles>
  <office:body>
    <office:text text:use-soft-page-breaks="true">
      <text:h text:style-name="P1" text:outline-level="2">1. Introduzione</text:h>
      <text:p text:style-name="P2">L'applicazione<text:s/>CareCrafter<text:s/>mira a fornire agli utenti una piattaforma intuitiva e efficiente per trovare medici specializzati,<text:s/>gestire i loro appuntamenti medici, il loro fascicolo sanitario e l’assistenza medica del proprio animale.<text:s/></text:p>
      <text:h text:style-name="P3" text:outline-level="2">2. Requisiti Funzionali</text:h>
      <text:h text:style-name="P4" text:outline-level="3">2.1 Ricerca<text:s/>avanzata dei<text:s/>medici</text:h>
      <text:list text:style-name="LFO1" text:continue-numbering="true">
        <text:list-item>
          <text:p text:style-name="P5">Gli utenti possono cercare medici in base a:</text:p>
          <text:list text:continue-numbering="true">
            <text:list-item>
              <text:p text:style-name="P6">Descrizione dei sintomi.</text:p>
            </text:list-item>
            <text:list-item>
              <text:p text:style-name="P7">Località.</text:p>
            </text:list-item>
            <text:list-item>
              <text:p text:style-name="P8">Specializzazione medica.</text:p>
            </text:list-item>
          </text:list>
        </text:list-item>
        <text:list-item>
          <text:p text:style-name="P9">Gli utenti possono visualizzare una lista di medici corrispondenti ai criteri di ricerca.</text:p>
        </text:list-item>
      </text:list>
      <text:h text:style-name="P10" text:outline-level="3">2.2 Recensioni e<text:s/>valutazioni dei<text:s/>medici</text:h>
      <text:list text:style-name="LFO2" text:continue-numbering="true">
        <text:list-item>
          <text:p text:style-name="P11">Gli utenti possono lasciare recensioni e valutazioni sui medici.</text:p>
        </text:list-item>
        <text:list-item>
          <text:p text:style-name="P12">Gli utenti possono visualizzare le recensioni e le valutazioni dei medici durante la ricerca.</text:p>
        </text:list-item>
      </text:list>
      <text:h text:style-name="P13" text:outline-level="3">2.3 Promemoria degli<text:s/>appuntamenti</text:h>
      <text:list text:style-name="LFO3" text:continue-numbering="true">
        <text:list-item>
          <text:p text:style-name="P14">Gli utenti possono accedere a un elenco dettagliato degli appuntamenti pianificati.</text:p>
        </text:list-item>
      </text:list>
      <text:h text:style-name="P15" text:outline-level="3">2.4 Accesso ai<text:s/>risultati degli<text:s/>esami</text:h>
      <text:list text:style-name="LFO4" text:continue-numbering="true">
        <text:list-item>
          <text:p text:style-name="P16">Gli utenti possono accedere ai risultati dei propri esami direttamente dall'applicazione.</text:p>
        </text:list-item>
      </text:list>
      <text:h text:style-name="P17" text:outline-level="3">2.5 Chatbot Medico</text:h>
      <text:list text:style-name="LFO5" text:continue-numbering="true">
        <text:list-item>
          <text:p text:style-name="P18"><text:span text:style-name="T19">L'app include un chatbot che ti può mettere in contatto con diversi medici specialisti in base alle tue esigenze</text:span></text:p>
        </text:list-item>
      </text:list>
      <text:h text:style-name="P20" text:outline-level="3">2.6<text:s/>Sezione dedicata alla<text:s/>salute degli<text:s/>animali<text:s/>domestici</text:h>
      <text:h text:style-name="P21" text:outline-level="4">2.6.1 Fascicolo dell'animale</text:h>
      <text:list text:style-name="LFO7" text:continue-numbering="true">
        <text:list-item>
          <text:p text:style-name="P22">Gli utenti possono gestire un fascicolo personalizzato per ciascuno dei loro animali domestici.</text:p>
        </text:list-item>
        <text:list-item>
          <text:p text:style-name="P23">Nel fascicolo, gli utenti possono inserire:</text:p>
          <text:list text:continue-numbering="true">
            <text:list-item>
              <text:p text:style-name="P24">Nome e tipo di animale.</text:p>
            </text:list-item>
            <text:list-item>
              <text:p text:style-name="P25">Razza, età e peso.</text:p>
            </text:list-item>
            <text:list-item>
              <text:p text:style-name="P26">Storia clinica e precedenti visite veterinarie.</text:p>
            </text:list-item>
            <text:list-item>
              <text:p text:style-name="P27">Vaccinazioni e trattamenti medici effettuati.</text:p>
            </text:list-item>
            <text:list-item>
              <text:p text:style-name="P28">Allergie o altre condizioni mediche.</text:p>
            </text:list-item>
          </text:list>
        </text:list-item>
        <text:list-item>
          <text:p text:style-name="P29">Il fascicolo dell'animale è accessibile solo all'utente e al personale autorizzato.</text:p>
        </text:list-item>
      </text:list>
      <text:h text:style-name="P30" text:outline-level="4">2.6.2 Contatto con il<text:s/>veterinario</text:h>
      <text:list text:style-name="LFO8" text:continue-numbering="true">
        <text:list-item>
          <text:p text:style-name="P31">Gli utenti possono mettersi in contatto direttamente con un veterinario tramite chat o chiamata.</text:p>
        </text:list-item>
        <text:list-item>
          <text:p text:style-name="P32">La chat o la chiamata può essere utilizzata per:</text:p>
          <text:list text:continue-numbering="true">
            <text:list-item>
              <text:p text:style-name="P33">Chiedere consigli su questioni di salute dell'animale.</text:p>
            </text:list-item>
            <text:list-item>
              <text:p text:style-name="P34">Ricevere raccomandazioni per il trattamento di sintomi o problemi di salute.</text:p>
            </text:list-item>
          </text:list>
        </text:list-item>
      </text:list>
      <text:h text:style-name="P35" text:outline-level="4">2.6.3 Prenotazione degli<text:s/>appuntamenti<text:s/>veterinari</text:h>
      <text:list text:style-name="LFO9" text:continue-numbering="true">
        <text:list-item>
          <text:p text:style-name="P36">Gli utenti possono prenotare appuntamenti veterinari per i loro animali domestici direttamente dall'applicazione.</text:p>
        </text:list-item>
        <text:list-item>
          <text:p text:style-name="P37">Durante la prenotazione, gli utenti possono:</text:p>
          <text:list text:continue-numbering="true">
            <text:list-item>
              <text:p text:style-name="P38">Selezionare la data e l'orario desiderati per la visita.</text:p>
            </text:list-item>
            <text:list-item>
              <text:p text:style-name="P39">Specificare il motivo della visita e fornire dettagli sullo stato di salute dell'animale.</text:p>
            </text:list-item>
          </text:list>
        </text:list-item>
        <text:list-item>
          <text:p text:style-name="P40">Gli utenti ricevono conferme degli appuntamenti via email o notifica nell'app.</text:p>
        </text:list-item>
      </text:list>
      <text:h text:style-name="P41" text:outline-level="4">2.6.4 Risorse e<text:s/>consigli per il<text:s/>benessere<text:s/>animale</text:h>
      <text:list text:style-name="LFO10" text:continue-numbering="true">
        <text:list-item>
          <text:p text:style-name="P42">La sezione include una vasta gamma di risorse e consigli per il benessere degli animali domestici.</text:p>
        </text:list-item>
        <text:list-item>
          <text:p text:style-name="P43">Gli utenti possono trovare informazioni su:</text:p>
          <text:list text:continue-numbering="true">
            <text:list-item>
              <text:p text:style-name="P44">Nutrizione e dieta.</text:p>
            </text:list-item>
            <text:list-item>
              <text:p text:style-name="P45">Esercizio fisico e attività.</text:p>
            </text:list-item>
            <text:list-item>
              <text:p text:style-name="P46">Cura quotidiana e igiene.</text:p>
            </text:list-item>
            <text:list-item>
              <text:p text:style-name="P47">Segni di salute e comportamento da monitorare.</text:p>
            </text:list-item>
          </text:list>
        </text:list-item>
        <text:list-item>
          <text:p text:style-name="P48">I consigli sono presentati in modo chiaro e accessibile per gli utenti.</text:p>
        </text:list-item>
      </text:list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2" style:display-name="Titolo 2" style:family="paragraph" style:parent-style-name="Normale" style:default-outline-level="2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it" fo:country="IT" style:language-asian="it" style:country-asian="IT" style:language-complex="ar" style:country-complex="SA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/>
      <style:text-properties style:font-name="Aptos Display" style:font-name-asian="Times New Roman" style:font-name-complex="Times New Roman" fo:color="#0A2F40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277in"/>
      <style:text-properties style:font-name="Aptos Display" style:font-name-asian="Times New Roman" style:font-name-complex="Times New Roman" fo:font-style="italic" style:font-style-asian="italic" style:font-style-complex="italic" fo:color="#0F4761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2Carattere" style:display-name="Titolo 2 Carattere" style:family="text" style:parent-style-name="Car.predefinitoparagrafo"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it" fo:country="IT" style:language-asian="it" style:country-asian="IT" style:language-complex="ar" style:country-complex="SA"/>
    </style:style>
    <style:style style:name="NormaleWeb" style:display-name="Normale (Web)" style:family="paragraph" style:parent-style-name="Normale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it" fo:country="IT" style:language-asian="it" style:country-asian="IT" style:language-complex="ar" style:country-complex="SA" fo:hyphenate="true"/>
    </style:style>
    <style:style style:name="Titolo3Carattere" style:display-name="Titolo 3 Carattere" style:family="text" style:parent-style-name="Car.predefinitoparagrafo">
      <style:text-properties style:font-name="Aptos Display" style:font-name-asian="Times New Roman" style:font-name-complex="Times New Roman" fo:color="#0A2F40"/>
    </style:style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Titolo4Carattere" style:display-name="Titolo 4 Carattere" style:family="text" style:parent-style-name="Car.predefinitoparagrafo">
      <style:text-properties style:font-name="Aptos Display" style:font-name-asian="Times New Roman" style:font-name-complex="Times New Roman" fo:font-style="italic" style:font-style-asian="italic" style:font-style-complex="italic" fo:color="#0F4761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eonardo Costa</dc:creator>
    <meta:creation-date>2009-04-16T11:32:00Z</meta:creation-date>
    <dc:date>2024-03-22T15:00:00Z</dc:date>
    <meta:template xlink:href="Normal.dotm" xlink:type="simple"/>
    <meta:editing-cycles>3</meta:editing-cycles>
    <meta:editing-duration>PT432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402" meta:character-count="2691" meta:row-count="19" meta:non-whitespace-character-count="2294"/>
  </office:meta>
</office:document-meta>
</file>